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ackground-color="#ff3333" style:text-align-source="fix" style:repeat-content="false" style:direction="ttb" style:vertical-align="middle"/>
      <style:paragraph-properties fo:text-align="center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6600" style:text-align-source="fix" style:repeat-content="false" style:direction="ttb" style:vertical-align="middle"/>
      <style:paragraph-properties fo:text-align="center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 style:direction="ttb" style:vertical-align="middle"/>
      <style:paragraph-properties fo:text-align="center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99ff99" style:text-align-source="fix" style:repeat-content="false" style:direction="ttb" style:vertical-align="middle"/>
      <style:paragraph-properties fo:text-align="center"/>
    </style:style>
    <style:style style:name="ce15" style:family="table-cell" style:parent-style-name="Default">
      <style:table-cell-properties fo:background-color="#00cc33"/>
    </style:style>
    <style:style style:name="ce16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9999ff"/>
    </style:style>
    <style:style style:name="ce18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office:forms form:automatic-focus="false" form:apply-design-mode="false"/>
        <table:shapes>
          <draw:frame draw:z-index="0" draw:style-name="gr1" draw:text-style-name="P1" svg:width="5.4626in" svg:height="2.6091in" svg:x="1.3201in" svg:y="14.0862in">
            <draw:object draw:notify-on-update-of-ranges="Hoja1.B74:Hoja1.G74 Hoja1.B78:Hoja1.G78 Hoja1.B76:Hoja1.G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2" table:default-cell-style-name="ce9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s/>Izz4</text:p>
          </table:table-cell>
          <table:table-cell table:style-name="ce3" office:value-type="string" calcext:value-type="string" table:number-columns-spanned="1" table:number-rows-spanned="70">
            <text:p>FULL MODEL</text:p>
          </table:table-cell>
          <table:table-cell table:style-name="ce7" office:value-type="string" calcext:value-type="string" table:number-columns-spanned="1" table:number-rows-spanned="58">
            <text:p>BASE PARAMETER MODEL</text:p>
          </table:table-cell>
          <table:table-cell office:value-type="string" calcext:value-type="string">
            <text:p>10^-4</text:p>
          </table:table-cell>
          <table:table-cell table:style-name="ce12" office:value-type="string" calcext:value-type="string">
            <text:p>10^-3</text:p>
          </table:table-cell>
          <table:table-cell table:style-name="ce15" office:value-type="string" calcext:value-type="string">
            <text:p>10^-2</text:p>
          </table:table-cell>
          <table:table-cell table:style-name="ce17" office:value-type="string" calcext:value-type="string">
            <text:p>10^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Izz3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zz5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x4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3"/>m4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3"/>m5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zz1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z5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z2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yP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zz6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x6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3"/>m6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zz2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z3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xx5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/>Iyy5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x2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z1</text:p>
          </table:table-cell>
          <table:covered-table-cell table:number-columns-repeated="2"/>
          <table:table-cell/>
          <table:table-cell table:style-name="ce12"/>
          <table:table-cell table:style-name="ce15"/>
          <table:table-cell table:style-name="ce17"/>
          <table:table-cell table:number-columns-repeated="2"/>
        </table:table-row>
        <table:table-row table:style-name="ro1">
          <table:table-cell office:value-type="string" calcext:value-type="string">
            <text:p><text:s text:c="2"/>mzP</text:p>
          </table:table-cell>
          <table:covered-table-cell table:number-columns-repeated="2"/>
          <table:table-cell table:style-name="ce10" office:value-type="string" calcext:value-type="string">
            <text:p>10^-4</text:p>
          </table:table-cell>
          <table:table-cell table:style-name="ce13" office:value-type="string" calcext:value-type="string">
            <text:p>10^-3</text:p>
          </table:table-cell>
          <table:table-cell table:style-name="ce16" office:value-type="string" calcext:value-type="string">
            <text:p>10^-2</text:p>
          </table:table-cell>
          <table:table-cell table:style-name="ce18" office:value-type="string" calcext:value-type="string">
            <text:p>10^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x5</text:p>
          </table:table-cell>
          <table:covered-table-cell table:number-columns-repeated="2"/>
          <table:table-cell table:style-name="ce11" office:value-type="string" calcext:value-type="string" table:number-columns-spanned="1" table:number-rows-spanned="16">
            <text:p>ERROR</text:p>
          </table:table-cell>
          <table:table-cell table:style-name="ce14" office:value-type="string" calcext:value-type="string" table:number-columns-spanned="1" table:number-rows-spanned="16">
            <text:p>ERROR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x1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yy1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 text:c="2"/>mx3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xP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x3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 text:c="2"/>mx1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yyP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yy3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zP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x2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yy2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 text:c="2"/>mxP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xx4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 text:c="3"/>mP</text:p>
          </table:table-cell>
          <table:covered-table-cell table:number-columns-repeated="3"/>
          <table:covered-table-cell table:style-name="ce12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<text:s/>IyzP</text:p>
          </table:table-cell>
          <table:covered-table-cell table:number-columns-repeated="3"/>
          <table:covered-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yy6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 text:c="2"/>mz4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xz4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xz5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xyP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xz3</text:p>
          </table:table-cell>
          <table:covered-table-cell table:number-columns-repeated="2"/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<text:s/>Ixz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5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z6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z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x6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xy6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yz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<text:s/>Iyz5</text:p>
          </table:table-cell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<text:s/>Iyz3</text:p>
          </table:table-cell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<text:s/>Iyz1</text:p>
          </table:table-cell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<text:s/>Iyz6</text:p>
          </table:table-cell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<text:s/>Iyz2</text:p>
          </table:table-cell>
          <table:covered-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<text:s text:c="2"/>my5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y2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y6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y1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/>IzzP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y4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y3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/>Iyy4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3"/>m3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3"/>m2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2"/>mz6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 text:c="3"/>m1</text:p>
          </table:table-cell>
          <table:covered-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S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 atm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style-name="ce19"/>
        </table:table-row>
        <table:table-row table:style-name="ro1">
          <table:table-cell table:style-name="ce2" office:value-type="string" calcext:value-type="string">
            <text:p>M ops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20"/>
        </table:table-row>
        <table:table-row table:style-name="ro1">
          <table:table-cell table:style-name="ce1" office:value-type="string" calcext:value-type="string">
            <text:p>delta atm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28" calcext:value-type="float">
            <text:p>128</text:p>
          </table:table-cell>
          <table:table-cell table:style-name="ce5"/>
          <table:table-cell table:style-name="ce19"/>
        </table:table-row>
        <table:table-row table:style-name="ro1">
          <table:table-cell table:style-name="ce2" office:value-type="string" calcext:value-type="string">
            <text:p>delta ops</text:p>
          </table:table-cell>
          <table:table-cell table:style-name="ce6" office:value-type="float" office:value="1129" calcext:value-type="float">
            <text:p>1129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608" calcext:value-type="float">
            <text:p>608</text:p>
          </table:table-cell>
          <table:table-cell table:style-name="ce6"/>
          <table:table-cell table:style-name="ce20"/>
        </table:table-row>
        <table:table-row table:style-name="ro1">
          <table:table-cell table:style-name="ce1" office:value-type="string" calcext:value-type="string">
            <text:p>M-delta atm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60" calcext:value-type="float">
            <text:p>160</text:p>
          </table:table-cell>
          <table:table-cell table:style-name="ce5"/>
          <table:table-cell table:style-name="ce19"/>
        </table:table-row>
        <table:table-row table:style-name="ro1">
          <table:table-cell table:style-name="ce2" office:value-type="string" calcext:value-type="string">
            <text:p>M-delta ops</text:p>
          </table:table-cell>
          <table:table-cell table:style-name="ce6" office:value-type="float" office:value="1457" calcext:value-type="float">
            <text:p>1457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1270" calcext:value-type="float">
            <text:p>1270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8:51:14.046452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31:53.898378424</meta:creation-date>
    <dc:date>2016-01-28T09:09:30.177118218</dc:date>
    <meta:editing-duration>PT2H24M1S</meta:editing-duration>
    <meta:editing-cycles>12</meta:editing-cycles>
    <meta:generator>LibreOffice/4.2.8.2$Linux_x86 LibreOffice_project/420m0$Build-2</meta:generator>
    <dc:creator>aitor </dc:creator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6cm" svg:height="6.628cm" xlink:href=".." xlink:type="simple" chart:class="chart:line" chart:style-name="ch1">
        <chart:legend svg:x="11.028cm" svg:y="0.459cm" style:legend-expansion="custom" chartooo:width="2.342cm" chartooo:height="2.55cm" style:legend-expansion-aspect-ratio="0.91843137254902" chart:style-name="ch2"/>
        <chart:plot-area chart:style-name="ch3" table:cell-range-address="Hoja1.B74:Hoja1.G74 Hoja1.B78:Hoja1.G78 Hoja1.B76:Hoja1.G76" chart:data-source-has-labels="row" svg:x="1.011cm" svg:y="0.108cm" svg:width="9.567cm" svg:height="5.947cm">
          <chartooo:coordinate-region svg:x="2.003cm" svg:y="0.308cm" svg:width="8.481cm" svg:height="5.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74:Hoja1.G74" chart:label-cell-address="m" chart:class="chart:line">
            <chart:data-point chart:repeated="6"/>
          </chart:series>
          <chart:series chart:style-name="ch7" chart:values-cell-range-address="Hoja1.B78:Hoja1.G78" chart:label-cell-address="mq" chart:class="chart:line">
            <chart:data-point chart:repeated="6"/>
          </chart:series>
          <chart:series chart:style-name="ch8" chart:values-cell-range-address="Hoja1.B76:Hoja1.G76" chart:label-cell-address="q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</text:p>
              </table:table-cell>
              <table:table-cell office:value-type="string">
                <text:p>mq</text:p>
              </table:table-cell>
              <table:table-cell office:value-type="string">
                <text:p>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">
                <text:p>397</text:p>
                <draw:g>
                  <svg:desc>Hoja1.B74:Hoja1.G74</svg:desc>
                </draw:g>
              </table:table-cell>
              <table:table-cell office:value-type="float" office:value="1457">
                <text:p>1457</text:p>
                <draw:g>
                  <svg:desc>Hoja1.B78:Hoja1.G78</svg:desc>
                </draw:g>
              </table:table-cell>
              <table:table-cell office:value-type="float" office:value="1129">
                <text:p>1129</text:p>
                <draw:g>
                  <svg:desc>Hoja1.B76:Hoja1.G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4">
                <text:p>354</text:p>
              </table:table-cell>
              <table:table-cell office:value-type="float" office:value="1335">
                <text:p>133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">
                <text:p>344</text:p>
              </table:table-cell>
              <table:table-cell office:value-type="float" office:value="1270">
                <text:p>127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1108">
                <text:p>110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">
                <text:p>278</text:p>
              </table:table-cell>
              <table:table-cell office:value-type="float" office:value="994">
                <text:p>99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750">
                <text:p>750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